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un times in seconds. program version in column A and optimization level in row.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o optimization</text:p>
          </table:table-cell>
          <table:table-cell table:style-name="ce1" office:value-type="string" calcext:value-type="string">
            <text:p>-O</text:p>
          </table:table-cell>
          <table:table-cell table:style-name="ce1" office:value-type="string" calcext:value-type="string">
            <text:p>-O2 --fast-mat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436.83" calcext:value-type="float">
            <text:p>436.83</text:p>
          </table:table-cell>
          <table:table-cell table:style-name="ce1" office:value-type="float" office:value="234.85" calcext:value-type="float">
            <text:p>234.85</text:p>
          </table:table-cell>
          <table:table-cell table:style-name="ce1" office:value-type="float" office:value="0.934" calcext:value-type="float">
            <text:p>0.9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 1</text:p>
          </table:table-cell>
          <table:table-cell table:style-name="ce1" office:value-type="float" office:value="191.64" calcext:value-type="float">
            <text:p>191.64</text:p>
          </table:table-cell>
          <table:table-cell table:style-name="ce1" office:value-type="float" office:value="171.15" calcext:value-type="float">
            <text:p>171.15</text:p>
          </table:table-cell>
          <table:table-cell table:style-name="ce1" office:value-type="float" office:value="0.938" calcext:value-type="float">
            <text:p>0.9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 2</text:p>
          </table:table-cell>
          <table:table-cell table:style-name="ce1" office:value-type="float" office:value="121.27" calcext:value-type="float">
            <text:p>121.27</text:p>
          </table:table-cell>
          <table:table-cell table:style-name="ce1" office:value-type="float" office:value="109.5" calcext:value-type="float">
            <text:p>109.5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 2 + mp</text:p>
          </table:table-cell>
          <table:table-cell table:style-name="ce1" office:value-type="float" office:value="27.92" calcext:value-type="float">
            <text:p>27.92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eed up of each version relative to the origin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2" table:formula="of:=436.83/[.B3]" office:value-type="float" office:value="1" calcext:value-type="float">
            <text:p>1</text:p>
          </table:table-cell>
          <table:table-cell table:style-name="ce2" table:formula="of:=234.85/[.C3]" office:value-type="float" office:value="1" calcext:value-type="float">
            <text:p>1</text:p>
          </table:table-cell>
          <table:table-cell table:style-name="ce2" table:formula="of:=0.934/[.D3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 1</text:p>
          </table:table-cell>
          <table:table-cell table:style-name="ce2" table:formula="of:=436.83/[.B4]" office:value-type="float" office:value="2.27943018159048" calcext:value-type="float">
            <text:p>2.27943018159048</text:p>
          </table:table-cell>
          <table:table-cell table:style-name="ce2" table:formula="of:=234.85/[.C4]" office:value-type="float" office:value="1.3721881390593" calcext:value-type="float">
            <text:p>1.3721881390593</text:p>
          </table:table-cell>
          <table:table-cell table:style-name="ce2" table:formula="of:=0.934/[.D4]" office:value-type="float" office:value="0.995735607675906" calcext:value-type="float">
            <text:p>0.9957356076759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 2 + mp</text:p>
          </table:table-cell>
          <table:table-cell table:style-name="ce2" table:formula="of:=436.83/[.B5]" office:value-type="float" office:value="3.60212748412633" calcext:value-type="float">
            <text:p>3.60212748412633</text:p>
          </table:table-cell>
          <table:table-cell table:style-name="ce2" table:formula="of:=234.85/[.C5]" office:value-type="float" office:value="2.14474885844749" calcext:value-type="float">
            <text:p>2.14474885844749</text:p>
          </table:table-cell>
          <table:table-cell table:style-name="ce2" table:formula="of:=0.934/[.D5]"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 2 + mp</text:p>
          </table:table-cell>
          <table:table-cell table:style-name="ce2" table:formula="of:=436.83/[.B6]" office:value-type="float" office:value="15.6457736389685" calcext:value-type="float">
            <text:p>15.6457736389685</text:p>
          </table:table-cell>
          <table:table-cell table:style-name="ce2" table:formula="of:=234.85/[.C6]" office:value-type="float" office:value="10.6027088036117" calcext:value-type="float">
            <text:p>10.6027088036117</text:p>
          </table:table-cell>
          <table:table-cell table:style-name="ce2" table:formula="of:=0.934/[.D6]" office:value-type="float" office:value="934" calcext:value-type="float">
            <text:p>93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table:formula="of:=[.B5]/[.B6]" office:value-type="float" office:value="4.34348137535817" calcext:value-type="float">
            <text:p>4.34348137535817</text:p>
          </table:table-cell>
          <table:table-cell table:style-name="ce2" table:formula="of:=[.C5]/[.C6]" office:value-type="float" office:value="4.94356659142212" calcext:value-type="float">
            <text:p>4.94356659142212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6.0.5.2$Linux_X86_64 LibreOffice_project/</meta:generator>
  </office:meta>
</office:document-meta>
</file>